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4f56" officeooo:paragraph-rsid="00184f56" style:font-size-asian="12.25pt" style:font-size-complex="14pt"/>
    </style:style>
    <style:style style:name="P2" style:family="paragraph" style:parent-style-name="Standard">
      <style:paragraph-properties fo:text-align="justify" style:justify-single-word="false"/>
      <style:text-properties fo:font-size="14pt" officeooo:rsid="001c4395" officeooo:paragraph-rsid="001c4395" style:font-size-asian="12.25pt" style:font-size-complex="14pt"/>
    </style:style>
    <style:style style:name="P3" style:family="paragraph" style:parent-style-name="Standard">
      <style:paragraph-properties fo:text-align="justify" style:justify-single-word="false"/>
      <style:text-properties fo:font-size="14pt" officeooo:rsid="001d9ab5" officeooo:paragraph-rsid="001d9ab5" style:font-size-asian="12.25pt" style:font-size-complex="14pt"/>
    </style:style>
    <style:style style:name="P4" style:family="paragraph" style:parent-style-name="Standard">
      <style:paragraph-properties fo:text-align="justify" style:justify-single-word="false"/>
      <style:text-properties fo:font-size="14pt" officeooo:rsid="00184f56" officeooo:paragraph-rsid="00184f56" style:font-size-asian="14pt" style:font-size-complex="14pt"/>
    </style:style>
    <style:style style:name="P5" style:family="paragraph" style:parent-style-name="Standard">
      <style:paragraph-properties fo:text-align="justify" style:justify-single-word="false"/>
      <style:text-properties fo:font-size="14pt" officeooo:rsid="001d9ab5" officeooo:paragraph-rsid="001d9ab5" style:font-size-asian="14pt" style:font-size-complex="14pt"/>
    </style:style>
    <style:style style:name="P6" style:family="paragraph" style:parent-style-name="Standard">
      <style:paragraph-properties fo:text-align="justify" style:justify-single-word="false"/>
      <style:text-properties fo:font-size="22pt" officeooo:rsid="00184f56" officeooo:paragraph-rsid="00184f56" style:font-size-asian="22pt" style:font-size-complex="22pt"/>
    </style:style>
    <style:style style:name="P7" style:family="paragraph" style:parent-style-name="Standard">
      <style:paragraph-properties fo:text-align="justify" style:justify-single-word="false"/>
      <style:text-properties fo:font-size="24pt" officeooo:rsid="00184f56" officeooo:paragraph-rsid="00184f56" style:font-size-asian="21pt" style:font-size-complex="24pt"/>
    </style:style>
    <style:style style:name="P8" style:family="paragraph" style:parent-style-name="Standard">
      <style:paragraph-properties fo:text-align="justify" style:justify-single-word="false"/>
      <style:text-properties fo:font-size="24pt" officeooo:rsid="001c4395" officeooo:paragraph-rsid="001c4395" style:font-size-asian="21pt" style:font-size-complex="24pt"/>
    </style:style>
    <style:style style:name="P9" style:family="paragraph" style:parent-style-name="Standard">
      <style:paragraph-properties fo:text-align="justify" style:justify-single-word="false"/>
      <style:text-properties fo:font-size="24pt" officeooo:rsid="001d9ab5" officeooo:paragraph-rsid="001d9ab5" style:font-size-asian="21pt" style:font-size-complex="2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84f56"/>
    </style:style>
    <style:style style:name="T1" style:family="text">
      <style:text-properties fo:font-size="24pt" officeooo:rsid="00184f56" style:font-size-asian="21pt" style:font-size-complex="24pt"/>
    </style:style>
    <style:style style:name="T2" style:family="text">
      <style:text-properties fo:font-size="26pt" style:font-size-asian="26pt" style:font-size-complex="26pt"/>
    </style:style>
    <style:style style:name="T3" style:family="text">
      <style:text-properties fo:font-size="26pt" officeooo:rsid="00184f56" style:font-size-asian="26pt" style:font-size-complex="2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FUTURE WIRELESS COMMUNICATION - 1</text:span><text:span text:style-name="T2"> <text:s text:c="3"/></text:span><text:s text:c="16"/></text:p>
      <text:p text:style-name="P10"/>
      <text:p text:style-name="P10"/>
      <text:p text:style-name="P11"><text:span text:style-name="T1">TASK - 1 (CBSE, GATE) </text:span></text:p>
      <text:p text:style-name="P10"/>
      <text:p text:style-name="P10"/>
      <text:p text:style-name="P6">LATEX</text:p>
      <text:p text:style-name="P1"/>
      <text:p text:style-name="P1">LaTeX is a typesetting system commonly used for the production of scientific and mathematical documents due to its excellent support for complex equations, formatting, and referencing. Here are some key points about LaTeX and its major and important usages:</text:p>
      <text:p text:style-name="P1"/>
      <text:p text:style-name="P1">**Key Points:**</text:p>
      <text:p text:style-name="P1"/>
      <text:p text:style-name="P1">1. **Document Preparation:** LaTeX is used for the preparation of documents, particularly those containing mathematical equations, scientific notations, and complex formatting requirements.</text:p>
      <text:p text:style-name="P1"/>
      <text:p text:style-name="P1">2. **Markup Language:** LaTeX is a markup language, which means it uses commands to format and structure a document. Users focus on content, while LaTeX takes care of the formatting.</text:p>
      <text:p text:style-name="P1"/>
      <text:p text:style-name="P1">3. **Cross-Platform Compatibility:** LaTeX documents are plain text files and can be created, edited, and compiled on various operating systems, making them highly portable.</text:p>
      <text:p text:style-name="P1"/>
      <text:p text:style-name="P1">4. **Open Source:** LaTeX is open-source software, freely available for users. There are multiple distributions, such as TeX Live and MiKTeX, which include LaTeX and related tools.</text:p>
      <text:p text:style-name="P1"/>
      <text:p text:style-name="P1">5. **Package System:** LaTeX has a rich package system that allows users to extend its functionality. Packages can be easily added to provide additional features and formatting options.</text:p>
      <text:p text:style-name="P1"/>
      <text:p text:style-name="P1">6. **High-Quality Typesetting:** LaTeX produces high-quality documents with professional typesetting, making it a preferred choice for academic papers, research articles, theses, and books.</text:p>
      <text:p text:style-name="P1"/>
      <text:p text:style-name="P1">7. **Bibliography Management:** LaTeX supports the creation and management of bibliographies, facilitating the inclusion of citations and references in various styles.</text:p>
      <text:p text:style-name="P1"><text:soft-page-break/></text:p>
      <text:p text:style-name="P1">8. **Equation Typesetting:** LaTeX excels in typesetting mathematical equations, making it a standard in the scientific and academic community.</text:p>
      <text:p text:style-name="P1"/>
      <text:p text:style-name="P1">9. **Templates:** LaTeX provides templates for various types of documents, reducing the effort required to format documents with specific requirements.</text:p>
      <text:p text:style-name="P1"/>
      <text:p text:style-name="P1">**Major and Important Usages:**</text:p>
      <text:p text:style-name="P1"/>
      <text:p text:style-name="P1">1. **Academic Writing:** LaTeX is widely used in academia for writing research papers, theses, dissertations, and other scholarly documents.</text:p>
      <text:p text:style-name="P1"/>
      <text:p text:style-name="P1">2. **Scientific Journals:** Many scientific journals accept submissions in LaTeX format due to its ability to handle complex mathematical notation and ensure consistency in formatting.</text:p>
      <text:p text:style-name="P1"/>
      <text:p text:style-name="P1">3. **Books and Reports:** Authors often use LaTeX for writing books, technical reports, and other publications where precise formatting and equation typesetting are crucial.</text:p>
      <text:p text:style-name="P1"/>
      <text:p text:style-name="P1">4. **Presentations:** While LaTeX is primarily a typesetting system, it can also be used to create presentation slides using packages like Beamer.</text:p>
      <text:p text:style-name="P1"/>
      <text:p text:style-name="P1">5. **Mathematical Documents:** LaTeX is extensively used in the mathematical community for creating documents with complex mathematical symbols, equations, and notation.</text:p>
      <text:p text:style-name="P1"/>
      <text:p text:style-name="P1">6. **Technical Documentation:** LaTeX is suitable for creating technical documentation, user manuals, and guides, particularly when a high level of control over document structure and formatting is needed.</text:p>
      <text:p text:style-name="P1"/>
      <text:p text:style-name="P1">7. **Thesis and Dissertations:** Many graduate students use LaTeX for writing their theses and dissertations due to its robust support for academic writing and formatting requirements.</text:p>
      <text:p text:style-name="P1"/>
      <text:p text:style-name="P1">8. **CVs and Resumes:** LaTeX is sometimes used to create professional CVs and resumes, offering a distinct and polished appearance.</text:p>
      <text:p text:style-name="P1"/>
      <text:p text:style-name="P1">Overall, LaTeX is a versatile tool with a strong emphasis on quality typesetting, making it a preferred choice for various applications in academia, research, and technical writing.</text:p>
      <text:p text:style-name="P1"/>
      <text:p text:style-name="P1"/>
      <text:p text:style-name="P1"/>
      <text:p text:style-name="P1"/>
      <text:p text:style-name="P7"><text:soft-page-break/>TASK – 2 (SEVEN-SEGMENT-DISPLAY)</text:p>
      <text:p text:style-name="P7"/>
      <text:p text:style-name="P1">**Brief on Seven Segment Display:**</text:p>
      <text:p text:style-name="P1"/>
      <text:p text:style-name="P1">**1. What is Seven Segment Display:**</text:p>
      <text:p text:style-name="P1">A seven-segment display is a visual display device commonly used for representing numerals and some alphanumeric characters. It consists of seven individually illuminated segments arranged in the shape of the number "8." Each segment can be individually turned on or off, allowing the display of numeric digits (0-9) and a few alphabets (like A, B, C, etc.).</text:p>
      <text:p text:style-name="P1"/>
      <text:p text:style-name="P1">**2. Components Required for Seven Segment Display:**</text:p>
      <text:p text:style-name="P1">To construct a basic seven-segment display setup, the following components are required:</text:p>
      <text:p text:style-name="P1"/>
      <text:p text:style-name="P1"><text:s text:c="3"/>- **Seven Segment Display:** The primary component, featuring seven LED segments arranged in a specific pattern.</text:p>
      <text:p text:style-name="P1"><text:s text:c="3"/></text:p>
      <text:p text:style-name="P1"><text:s text:c="3"/>- **Common Anode or Common Cathode Display:** Seven-segment displays can be common anode or common cathode. In a common anode display, all the anodes of the LED segments are connected together, while in a common cathode display, all cathodes are connected. The choice depends on the type of display being used.</text:p>
      <text:p text:style-name="P1"/>
      <text:p text:style-name="P1"><text:s text:c="3"/>- **Current Limiting Resistors:** Each LED segment requires a current limiting resistor to control the current flowing through it and prevent damage.</text:p>
      <text:p text:style-name="P1"/>
      <text:p text:style-name="P1"><text:s text:c="3"/>- **Microcontroller or Driver IC (Optional):** A microcontroller or a driver IC can be used to control and drive the seven-segment display efficiently, allowing for dynamic display of numbers and characters.</text:p>
      <text:p text:style-name="P1"/>
      <text:p text:style-name="P1">**3. Connections to be Given:**</text:p>
      <text:p text:style-name="P1">For a basic connection setup, the following connections are typical:</text:p>
      <text:p text:style-name="P1"/>
      <text:p text:style-name="P1"><text:s text:c="3"/>- **Common Anode Display:**</text:p>
      <text:p text:style-name="P1"><text:s text:c="6"/>- Connect the common anode pin to the positive voltage supply.</text:p>
      <text:p text:style-name="P1"><text:s text:c="6"/>- Connect the cathode pins to current-limiting resistors, and then connect the other end of the resistors to the ground.</text:p>
      <text:p text:style-name="P1"/>
      <text:p text:style-name="P1"><text:s text:c="3"/>- **Common Cathode Display:**</text:p>
      <text:p text:style-name="P1"><text:s text:c="6"/>- Connect the common cathode pin to the ground.</text:p>
      <text:p text:style-name="P1"><text:s text:c="6"/>- Connect the anode pins to current-limiting resistors, and then connect the other end of the resistors to the positive voltage supply.</text:p>
      <text:p text:style-name="P1"/>
      <text:p text:style-name="P1"><text:soft-page-break/><text:s text:c="3"/>- **Microcontroller/Driver Connections (if used):**</text:p>
      <text:p text:style-name="P1">- Connect the control pins of the microcontroller or driver IC to the corresponding segments of the seven-segment display.</text:p>
      <text:p text:style-name="P1">Certainly! Connecting an Arduino UNO to a seven-segment display using a 7447 BCD-to-Seven-Segment decoder/driver involves a few steps. Here's a step-by-step process:</text:p>
      <text:p text:style-name="P1"/>
      <text:p text:style-name="P1">**Components Needed:**</text:p>
      <text:p text:style-name="P1">1. Arduino UNO</text:p>
      <text:p text:style-name="P1">2. 7447 IC</text:p>
      <text:p text:style-name="P1">3. Common Anode or Common Cathode Seven-Segment Display</text:p>
      <text:p text:style-name="P1">4. Resistors (for current limiting)</text:p>
      <text:p text:style-name="P1">5. Breadboard and jumper wires</text:p>
      <text:p text:style-name="P1"/>
      <text:p text:style-name="P1">**Step-by-Step Connection Process:**</text:p>
      <text:p text:style-name="P1"/>
      <text:p text:style-name="P1">1. **Identify Pins on Seven-Segment Display:**</text:p>
      <text:p text:style-name="P1"><text:s text:c="3"/>- Determine if you have a common anode or common cathode seven-segment display.</text:p>
      <text:p text:style-name="P1"><text:s text:c="3"/>- Identify the pins for each segment (a, b, c, d, e, f, g) and the common pin (common anode or common cathode).</text:p>
      <text:p text:style-name="P1"/>
      <text:p text:style-name="P1">2. **Connect the 7447 IC:**</text:p>
      <text:p text:style-name="P1"><text:s text:c="3"/>- Connect the BCD inputs (A, B, C, D) of the 7447 IC to digital output pins on the Arduino UNO.</text:p>
      <text:p text:style-name="P1"><text:s text:c="3"/>- Connect the LE (Latch Enable) pin to a digital output pin on the Arduino UNO.</text:p>
      <text:p text:style-name="P1"><text:s text:c="3"/>- Connect the BI (Blanking Input) pin to a digital output pin on the Arduino UNO.</text:p>
      <text:p text:style-name="P1"><text:s text:c="3"/>- Connect the Vcc pin to the 5V output pin on the Arduino UNO.</text:p>
      <text:p text:style-name="P1"><text:s text:c="3"/>- Connect the GND pin to the ground (GND) pin on the Arduino UNO.</text:p>
      <text:p text:style-name="P1"/>
      <text:p text:style-name="P1">3. **Connect the Seven-Segment Display:**</text:p>
      <text:p text:style-name="P1"><text:s text:c="3"/>- Connect the common pin of the seven-segment display to either 5V (common anode) or GND (common cathode).</text:p>
      <text:p text:style-name="P1"><text:s text:c="3"/>- Connect the segment pins (a, b, c, d, e, f, g) of the seven-segment display to the corresponding outputs on the 7447 IC.</text:p>
      <text:p text:style-name="P1"/>
      <text:p text:style-name="P1">4. **Current-Limiting Resistors:**</text:p>
      <text:p text:style-name="P1"><text:s text:c="3"/>- Connect current-limiting resistors between each segment pin of the seven-segment display and the corresponding output on the 7447 IC.</text:p>
      <text:p text:style-name="P1"/>
      <text:p text:style-name="P1">5. **Upload Arduino Code:**</text:p>
      <text:p text:style-name="P1"><text:s text:c="3"/>- Write a simple Arduino code to test the display. The code should set the BCD inputs on the Arduino, latch the data using the LE pin, and enable the display using the BI pin. For example:</text:p>
      <text:p text:style-name="P1"><text:s text:c="2"/></text:p>
      <text:p text:style-name="P1"><text:soft-page-break/></text:p>
      <text:p text:style-name="P1">6. **Power Up:**</text:p>
      <text:p text:style-name="P1"><text:s text:c="3"/>- Connect the Arduino UNO to a power source (USB or external power supply).</text:p>
      <text:p text:style-name="P1"/>
      <text:p text:style-name="P1">7. **Observe the Display:**</text:p>
      <text:p text:style-name="P1"><text:s text:c="3"/>- The seven-segment display should now show the corresponding numbers based on the BCD input set in the Arduino code.</text:p>
      <text:p text:style-name="P1"/>
      <text:p text:style-name="P1">This step-by-step process should help you successfully connect an Arduino UNO to a seven-segment display using a 7447 IC. Adjust the Arduino code and connections as needed for your specific display and project requirements.</text:p>
      <text:p text:style-name="P1"/>
      <text:p text:style-name="P1">**4. Applications of Seven Segment Display:**</text:p>
      <text:p text:style-name="P1">Seven-segment displays find applications in various fields due to their simplicity and readability. Some common applications include:</text:p>
      <text:p text:style-name="P1"/>
      <text:p text:style-name="P1"><text:s text:c="3"/>- **Digital Displays:** Used in digital clocks, calculators, and electronic meters for displaying numeric values.</text:p>
      <text:p text:style-name="P1"><text:s text:c="3"/></text:p>
      <text:p text:style-name="P1"><text:s text:c="3"/>- **Counters and Timers:** Implemented in devices that require counting or timing functions, such as stopwatches and industrial counters.</text:p>
      <text:p text:style-name="P1"><text:s text:c="3"/></text:p>
      <text:p text:style-name="P1"><text:s text:c="3"/>- **Temperature Displays:** Utilized in temperature control systems to display current temperature values.</text:p>
      <text:p text:style-name="P1"><text:s text:c="3"/></text:p>
      <text:p text:style-name="P1"><text:s text:c="3"/>- **Process Control Panels:** Integrated into panels for monitoring and displaying real-time data in industrial processes.</text:p>
      <text:p text:style-name="P1"><text:s text:c="3"/></text:p>
      <text:p text:style-name="P1"><text:s text:c="3"/>- **Educational Projects:** Widely used in educational settings to teach digital electronics and microcontroller programming.</text:p>
      <text:p text:style-name="P1"/>
      <text:p text:style-name="P1">In summary, the seven-segment display is a versatile and widely used component, especially in scenarios where a simple and cost-effective numeric display is required. Its applications range from consumer electronics to industrial settings, making it a fundamental part of electronic systems.</text:p>
      <text:p text:style-name="P7"/>
      <text:p text:style-name="P7"/>
      <text:p text:style-name="P7">TASK – 3 (7447) IC</text:p>
      <text:p text:style-name="P7"/>
      <text:p text:style-name="P4">**Brief Overview of 7447 IC:**</text:p>
      <text:p text:style-name="P4"/>
      <text:p text:style-name="P4"><text:soft-page-break/>The 7447 IC is a BCD-to-Seven-Segment latch/decoder/driver integrated circuit. It is widely used in digital display applications to convert Binary-Coded Decimal (BCD) input into the corresponding 7-segment display outputs. The primary purpose of the 7447 IC is to simplify the interfacing of numeric displays in electronic circuits, allowing for efficient and straightforward representation of numerical information.</text:p>
      <text:p text:style-name="P4"/>
      <text:p text:style-name="P4">**Components Required for 7447 IC:**</text:p>
      <text:p text:style-name="P4"/>
      <text:p text:style-name="P4">To use the 7447 IC, you typically need the following components:</text:p>
      <text:p text:style-name="P4"/>
      <text:p text:style-name="P4">1. **7447 IC:** The main IC responsible for converting BCD input to 7-segment display outputs.</text:p>
      <text:p text:style-name="P4"><text:s text:c="2"/></text:p>
      <text:p text:style-name="P4">2. **Seven-Segment Display:** The display unit that visually represents the output. Common anode or common cathode displays can be used depending on the specific 7447 IC variant.</text:p>
      <text:p text:style-name="P4"/>
      <text:p text:style-name="P4">3. **BCD Input Source:** A BCD input source, such as switches or a microcontroller, providing the binary-coded decimal input to the 7447 IC.</text:p>
      <text:p text:style-name="P4"/>
      <text:p text:style-name="P4">4. **Power Supply:** A suitable power supply to provide the required voltage and current for the 7447 IC and the connected display.</text:p>
      <text:p text:style-name="P4"/>
      <text:p text:style-name="P4">5. **Current-Limiting Resistors:** Resistors to limit the current flowing through the 7-segment display LEDs, ensuring proper operation and preventing damage.</text:p>
      <text:p text:style-name="P4"/>
      <text:p text:style-name="P4">**Connections to be Given with Arduino UNO:**</text:p>
      <text:p text:style-name="P4"/>
      <text:p text:style-name="P4">When interfacing the 7447 IC with an Arduino UNO, the connections involve:</text:p>
      <text:p text:style-name="P4"/>
      <text:p text:style-name="P4">1. **BCD Inputs (A, B, C, D):** Connect these to the digital output pins on the Arduino UNO that provide the BCD input. Ensure that the pins are set to OUTPUT mode.</text:p>
      <text:p text:style-name="P4"/>
      <text:p text:style-name="P4">2. **LE (Latch Enable):** Connect to a digital output pin on the Arduino UNO. This pin is active low, so set it to LOW for the data to be latched.</text:p>
      <text:p text:style-name="P4"/>
      <text:p text:style-name="P4">3. **BI (Blanking Input):** Connect to a digital output pin on the Arduino UNO. Set this pin to HIGH to disable the lamp test.</text:p>
      <text:p text:style-name="P4"/>
      <text:p text:style-name="P4">4. **a, b, c, d, e, f, g:** Connect these to the corresponding segments of the seven-segment display. Use current-limiting resistors to protect the LEDs.</text:p>
      <text:p text:style-name="P4"/>
      <text:p text:style-name="P4">5. **Vcc (Power Supply):** Connect to the 5V output pin on the Arduino UNO.</text:p>
      <text:p text:style-name="P4"/>
      <text:p text:style-name="P4"><text:soft-page-break/>6. **GND (Ground):** Connect to the ground (GND) pin on the Arduino UNO.</text:p>
      <text:p text:style-name="P4"/>
      <text:p text:style-name="P4">**Applications of 7447 IC:**</text:p>
      <text:p text:style-name="P4"/>
      <text:p text:style-name="P4">1. **Digital Displays:** The 7447 IC is commonly used in digital display applications where numerical information needs to be presented.</text:p>
      <text:p text:style-name="P4"/>
      <text:p text:style-name="P4">2. **Counters and Timers:** It can be employed in counter and timer circuits to display count values or elapsed time.</text:p>
      <text:p text:style-name="P4"/>
      <text:p text:style-name="P4">3. **Frequency Dividers:** Used in frequency divider circuits to achieve specific frequency ratios.</text:p>
      <text:p text:style-name="P4"/>
      <text:p text:style-name="P4">4. **Educational Projects:** Ideal for educational purposes to teach digital electronics and interfacing.</text:p>
      <text:p text:style-name="P4"/>
      <text:p text:style-name="P4">5. **Clocks and Timers:** Applied in digital clock circuits and timer devices.</text:p>
      <text:p text:style-name="P4"/>
      <text:p text:style-name="P4">6. **Scoreboards:** Used in electronic scoreboards for games and competitions.</text:p>
      <text:p text:style-name="P4"/>
      <text:p text:style-name="P4">7. **Industrial Control Panels:** Employed in control panels for displaying numeric values in industrial settings.</text:p>
      <text:p text:style-name="P4"/>
      <text:p text:style-name="P4">Understanding the 7447 IC and its applications is essential for electronics enthusiasts and engineers working on projects involving numerical displays and digital circuits.</text:p>
      <text:p text:style-name="P4"/>
      <text:p text:style-name="P4"/>
      <text:p text:style-name="P8">TASK – 4(K MAP)</text:p>
      <text:p text:style-name="P8"/>
      <text:p text:style-name="P2">**Title: Brief Overview of Karnaugh Maps (K Maps)**</text:p>
      <text:p text:style-name="P2"/>
      <text:p text:style-name="P2">**1. What is Karnaugh Map (K Map):**</text:p>
      <text:p text:style-name="P2"/>
      <text:p text:style-name="P2">A Karnaugh Map (K Map) is a graphical representation used in digital circuit design to simplify Boolean algebraic expressions. Named after Maurice Karnaugh, this tool aids in minimizing logic functions and optimizing circuits. K Maps are particularly effective for simplifying expressions with multiple variables, making them a valuable tool in the field of digital logic design.</text:p>
      <text:p text:style-name="P2"/>
      <text:p text:style-name="P2">**2. Components Required for K Map Physical Connections:**</text:p>
      <text:p text:style-name="P2"/>
      <text:p text:style-name="P2">To create and utilize K Maps, the following components are typically required:</text:p>
      <text:p text:style-name="P2"/>
      <text:p text:style-name="P2"><text:soft-page-break/>- **Logic Gates:** These are the building blocks of digital circuits. Gates like AND, OR, and XOR are used to implement Boolean functions.</text:p>
      <text:p text:style-name="P2"/>
      <text:p text:style-name="P2">- **Switches:** Representing input variables, switches are used to manipulate the values for different combinations.</text:p>
      <text:p text:style-name="P2"/>
      <text:p text:style-name="P2">- **LEDs or Displays:** Output indicators that display the results of the Boolean expressions after simplification.</text:p>
      <text:p text:style-name="P2"/>
      <text:p text:style-name="P2">- **Power Supply:** Provides the necessary electrical power to operate the circuit.</text:p>
      <text:p text:style-name="P2"/>
      <text:p text:style-name="P2">**3. Connections to be Given with Arduino UNO:**</text:p>
      <text:p text:style-name="P2"/>
      <text:p text:style-name="P2">To interface K Maps with an Arduino UNO, the following connections can be established:</text:p>
      <text:p text:style-name="P2"/>
      <text:p text:style-name="P2">- **Inputs to Digital Pins:** Connect the input switches to digital pins of the Arduino UNO, allowing the microcontroller to read the input values.</text:p>
      <text:p text:style-name="P2"/>
      <text:p text:style-name="P2">- **Outputs to Digital Pins:** Connect the LEDs or displays to digital pins to visualize the output of the simplified Boolean expressions.</text:p>
      <text:p text:style-name="P2"/>
      <text:p text:style-name="P2">- **Ground (GND) and Power Supply Connections:** Ensure proper grounding by connecting the ground of the K Map circuit to the GND pin on the Arduino UNO. Provide a power supply (5V) to the circuit.</text:p>
      <text:p text:style-name="P2"/>
      <text:p text:style-name="P2">**4. Applications of Karnaugh Maps:**</text:p>
      <text:p text:style-name="P2"/>
      <text:p text:style-name="P2">Karnaugh Maps find applications in various areas of digital logic design, including:</text:p>
      <text:p text:style-name="P2"/>
      <text:p text:style-name="P2">- **Circuit Simplification:** K Maps are extensively used to simplify complex Boolean expressions, reducing the number of gates required in a digital circuit.</text:p>
      <text:p text:style-name="P2"/>
      <text:p text:style-name="P2">- **Error Detection and Correction:** In memory systems, K Maps assist in designing error-detecting and error-correcting circuits.</text:p>
      <text:p text:style-name="P2"/>
      <text:p text:style-name="P2">- **Multiplexer and Demultiplexer Design:** K Maps aid in the efficient design of multiplexers and demultiplexers, optimizing their functionality.</text:p>
      <text:p text:style-name="P2"/>
      <text:p text:style-name="P2">- **Combinational Circuit Optimization:** Karnaugh Maps are valuable for optimizing combinational circuits, leading to more efficient and compact designs.</text:p>
      <text:p text:style-name="P2"/>
      <text:p text:style-name="P2">- **Education and Training:** K Maps serve as a powerful educational tool for teaching digital logic design concepts in universities and engineering courses.</text:p>
      <text:p text:style-name="P2"/>
      <text:p text:style-name="P2"><text:soft-page-break/>In conclusion, Karnaugh Maps are a fundamental tool in digital logic design, offering a graphical and systematic approach to simplify Boolean expressions and optimize digital circuits. Their applications extend across various domains, making them an indispensable part of the digital design process.</text:p>
      <text:p text:style-name="P2"/>
      <text:p text:style-name="P2"/>
      <text:p text:style-name="P8">TASK – 5 (7474 FLIP-FLOP)</text:p>
      <text:p text:style-name="P8"/>
      <text:p text:style-name="P2">**Brief on 7474 Flip-Flop**</text:p>
      <text:p text:style-name="P2"/>
      <text:p text:style-name="P2">**1. What is 7474 Flip-Flop and Its Types:**</text:p>
      <text:p text:style-name="P2"/>
      <text:p text:style-name="P2">The 7474 is a dual D-type flip-flop integrated circuit, widely used in digital electronics. It belongs to the TTL (Transistor-Transistor Logic) family and contains two independent positive-edge-triggered D flip-flops. These flip-flops are crucial building blocks in digital circuits, providing sequential logic capabilities.</text:p>
      <text:p text:style-name="P2"/>
      <text:p text:style-name="P2">Types of 7474 Flip-Flop:</text:p>
      <text:p text:style-name="P2">- **Positive-Edge-Triggered D Flip-Flop:** Responds to the rising edge of the clock signal.</text:p>
      <text:p text:style-name="P2">- **Clear and Preset Inputs:** The 7474 includes clear (CLR) and preset (PRE) inputs, allowing for synchronous clearing and setting of the flip-flop.</text:p>
      <text:p text:style-name="P2"/>
      <text:p text:style-name="P2">**2. Components Required for 7474 Flip-Flop Physical Connections:**</text:p>
      <text:p text:style-name="P2"/>
      <text:p text:style-name="P2">To implement the 7474 flip-flop, the following components are required:</text:p>
      <text:p text:style-name="P2"/>
      <text:p text:style-name="P2">- **7474 IC:** The main integrated circuit containing two D flip-flops.</text:p>
      <text:p text:style-name="P2">- **Power Supply:** Typically 5V DC for TTL logic.</text:p>
      <text:p text:style-name="P2">- **Clock Signal:** A clock signal to trigger the flip-flop.</text:p>
      <text:p text:style-name="P2">- **Ground Connection:** To complete the circuit.</text:p>
      <text:p text:style-name="P2">- **D (Data) Inputs:** Input lines for the flip-flop's data.</text:p>
      <text:p text:style-name="P2">- **Clear (CLR) and Preset (PRE) Inputs:** Optional control inputs for clearing or setting the flip-flop.</text:p>
      <text:p text:style-name="P2">- **Q and Q' Outputs:** Outputs representing the state of the flip-flop.</text:p>
      <text:p text:style-name="P2"/>
      <text:p text:style-name="P2">**3. Connections to be Given with Arduino UNO:**</text:p>
      <text:p text:style-name="P2"/>
      <text:p text:style-name="P2">To interface the 7474 flip-flop with an Arduino UNO, connect the following:</text:p>
      <text:p text:style-name="P2"/>
      <text:p text:style-name="P2">- **VCC to 5V:** Power supply for the IC.</text:p>
      <text:p text:style-name="P2">- **GND to GND:** Ground connection.</text:p>
      <text:p text:style-name="P2"><text:soft-page-break/>- **Clock Input (CLK) to Digital Pin on Arduino:** Connect to the clock signal source.</text:p>
      <text:p text:style-name="P2">- **D Inputs to Digital Pins on Arduino:** Set data inputs.</text:p>
      <text:p text:style-name="P2">- **Clear (CLR) and Preset (PRE) to Digital Pins on Arduino:** Optional control connections.</text:p>
      <text:p text:style-name="P2">- **Q and Q' Outputs to Digital Pins on Arduino:** Read the output states.</text:p>
      <text:p text:style-name="P2"/>
      <text:p text:style-name="P2">Ensure common ground between Arduino and the 7474 IC.</text:p>
      <text:p text:style-name="P2"/>
      <text:p text:style-name="P2">**4. Applications of 7474 Flip-Flop:**</text:p>
      <text:p text:style-name="P2"/>
      <text:p text:style-name="P2">The 7474 flip-flop finds applications in various digital systems, including:</text:p>
      <text:p text:style-name="P2"/>
      <text:p text:style-name="P2">- **Sequential Logic Circuits:** Used for storing and transferring binary data in sequential circuits.</text:p>
      <text:p text:style-name="P2">- **Registers and Memory Units:** Employed in designing registers for data storage and memory elements.</text:p>
      <text:p text:style-name="P2">- **Digital Counters:** Used in conjunction with other components to build digital counters.</text:p>
      <text:p text:style-name="P2">- **Clock Division and Frequency Division:** Enables dividing input clock frequencies by 2, 4, or more.</text:p>
      <text:p text:style-name="P2">- **Control Units in Microprocessors:** Utilized in microprocessor control units for sequential operations.</text:p>
      <text:p text:style-name="P2"/>
      <text:p text:style-name="P2">In conclusion, the 7474 flip-flop is a versatile component in digital electronics, offering sequential logic capabilities and finding widespread use in various applications, from counters to memory units. Its integration with Arduino UNO opens up opportunities for incorporating sequential logic into Arduino-based projects.</text:p>
      <text:p text:style-name="P2"/>
      <text:p text:style-name="P8">TASK – 6 (STATE MACHINE)</text:p>
      <text:p text:style-name="P8"/>
      <text:p text:style-name="P2">**Brief on State Machine:**</text:p>
      <text:p text:style-name="P2"/>
      <text:p text:style-name="P2">A state machine is a computational model that represents the behavior of a system through a finite set of states, transitions between these states, and actions associated with transitions. It is a powerful concept used in various fields for modeling, controlling, and understanding the behavior of complex systems.</text:p>
      <text:p text:style-name="P2"/>
      <text:p text:style-name="P2">**1. What is a State Machine and Its Importance?**</text:p>
      <text:p text:style-name="P2"/>
      <text:p text:style-name="P2">A state machine defines the possible states a system can be in and the transitions between these states based on certain events or conditions. The importance of state machines lies in their ability to model and control systems with discrete and well-<text:soft-page-break/>defined behaviors. They are crucial in designing systems where the behavior depends on the current state and the occurrence of specific events.</text:p>
      <text:p text:style-name="P2"/>
      <text:p text:style-name="P2">**2. Components Required for State Machine Physical Connections:**</text:p>
      <text:p text:style-name="P2"/>
      <text:p text:style-name="P2">The components required for a physical state machine implementation typically include:</text:p>
      <text:p text:style-name="P2"/>
      <text:p text:style-name="P2">- **Microcontroller/Processor:** Acts as the brain of the state machine, processing inputs and determining the transitions between states.</text:p>
      <text:p text:style-name="P2"><text:s text:c="2"/></text:p>
      <text:p text:style-name="P2">- **Sensors/Inputs:** Provide information about the external environment or system conditions. These inputs trigger state transitions.</text:p>
      <text:p text:style-name="P2"/>
      <text:p text:style-name="P2">- **Actuators/Outputs:** Execute actions based on the current state, influencing the system or environment.</text:p>
      <text:p text:style-name="P2"/>
      <text:p text:style-name="P2">- **Power Supply:** Provides the necessary power for the state machine to operate.</text:p>
      <text:p text:style-name="P2"/>
      <text:p text:style-name="P2">- **Switches or Buttons:** Manual inputs that can trigger state transitions or events.</text:p>
      <text:p text:style-name="P2"/>
      <text:p text:style-name="P2">- **LEDs or Displays:** Visual indicators to represent the current state or system status.</text:p>
      <text:p text:style-name="P2"/>
      <text:p text:style-name="P2">**3. Connections to be Given with Arduino UNO:**</text:p>
      <text:p text:style-name="P2"/>
      <text:p text:style-name="P2">For a state machine implemented with an Arduino UNO, you would typically connect:</text:p>
      <text:p text:style-name="P2"/>
      <text:p text:style-name="P2">- **Digital Pins:** Used for reading inputs from sensors or switches.</text:p>
      <text:p text:style-name="P2"><text:s text:c="2"/></text:p>
      <text:p text:style-name="P2">- **Analog Pins:** Utilized for reading analog sensor values if needed.</text:p>
      <text:p text:style-name="P2"><text:s text:c="2"/></text:p>
      <text:p text:style-name="P2">- **PWM Pins:** Employed for controlling actuators or LEDs with varying intensity.</text:p>
      <text:p text:style-name="P2"/>
      <text:p text:style-name="P2">- **Power and Ground Pins:** Connect to the power supply for providing the necessary voltage and ground reference.</text:p>
      <text:p text:style-name="P2"/>
      <text:p text:style-name="P2">**4. Applications of State Machine:**</text:p>
      <text:p text:style-name="P2"/>
      <text:p text:style-name="P2">- **Traffic Light Control:** A classic example where a state machine controls the sequence of a traffic light.</text:p>
      <text:p text:style-name="P2"/>
      <text:p text:style-name="P2">- **Washing Machine Control:** Manages different states like wash, rinse, and spin based on user inputs and sensor feedback.</text:p>
      <text:p text:style-name="P2"><text:soft-page-break/></text:p>
      <text:p text:style-name="P2">- **Elevator Control:** Models the various states of an elevator, such as moving, stopping, or opening/closing doors.</text:p>
      <text:p text:style-name="P2"/>
      <text:p text:style-name="P2">- **Game Logic:** Used in video games to manage different game states like playing, paused, or game over.</text:p>
      <text:p text:style-name="P2"/>
      <text:p text:style-name="P2">- **Embedded Systems:** Commonly employed in embedded systems to control and coordinate the operation of various components.</text:p>
      <text:p text:style-name="P2"/>
      <text:p text:style-name="P2">- **Robotics:** State machines are crucial for defining the behavior of robots, coordinating movements, and responding to external stimuli.</text:p>
      <text:p text:style-name="P2"/>
      <text:p text:style-name="P2">In conclusion, state machines provide a systematic and efficient way to model and control the behavior of dynamic systems, making them an integral concept in the fields of electronics, control systems, and software development. The ability to represent complex behaviors through well-defined states and transitions makes state machines a valuable tool in designing reliable and predictable systems.</text:p>
      <text:p text:style-name="P2"/>
      <text:p text:style-name="P2"/>
      <text:p text:style-name="P9">TASK – 7 (PLATFORM IO)</text:p>
      <text:p text:style-name="P9"/>
      <text:p text:style-name="P3">**Title: Introduction to PlatformIO and its Significance**</text:p>
      <text:p text:style-name="P3"/>
      <text:p text:style-name="P3">**1. What is PlatformIO and its Importance?**</text:p>
      <text:p text:style-name="P3"/>
      <text:p text:style-name="P3">PlatformIO is an open-source ecosystem for Internet of Things (IoT) development that simplifies and enhances the process of building embedded systems. It serves as a unified platform for managing code development, hardware configuration, and project building across different microcontroller platforms. The importance of PlatformIO lies in its ability to provide a consistent and efficient development environment, supporting a wide range of microcontrollers, development boards, and frameworks. It streamlines the embedded systems development workflow, making it accessible for both beginners and experienced developers.</text:p>
      <text:p text:style-name="P3"/>
      <text:p text:style-name="P3">**2. Components Required for PlatformIO Physical Connections:**</text:p>
      <text:p text:style-name="P3"/>
      <text:p text:style-name="P3">The components required for physical connections with PlatformIO include:</text:p>
      <text:p text:style-name="P3"/>
      <text:p text:style-name="P3"><text:s text:c="3"/>- **Microcontroller/Development Board:** This is the hardware platform on which the firmware is developed. It could be an Arduino, ESP8266, ESP32, or other supported platforms.</text:p>
      <text:p text:style-name="P3"/>
      <text:p text:style-name="P3"><text:soft-page-break/><text:s text:c="3"/>- **USB Cable:** Used to establish a connection between the development board and the computer. It is crucial for uploading code and debugging.</text:p>
      <text:p text:style-name="P3"/>
      <text:p text:style-name="P3"><text:s text:c="3"/>- **Sensors/Actuators:** Depending on the specific project requirements, various sensors and actuators can be connected to the development board for interaction with the physical world.</text:p>
      <text:p text:style-name="P3"/>
      <text:p text:style-name="P3">**3. Connections to be Given with Arduino UNO:**</text:p>
      <text:p text:style-name="P3"/>
      <text:p text:style-name="P3">When working with an Arduino UNO and PlatformIO, the basic connections include:</text:p>
      <text:p text:style-name="P3"/>
      <text:p text:style-name="P3"><text:s text:c="3"/>- **Connect the Arduino UNO to the computer using a USB cable.**</text:p>
      <text:p text:style-name="P3"><text:s text:c="3"/></text:p>
      <text:p text:style-name="P3"><text:s text:c="3"/>- **Ensure the correct COM port is selected in the PlatformIO environment.**</text:p>
      <text:p text:style-name="P3"><text:s text:c="3"/></text:p>
      <text:p text:style-name="P3"><text:s text:c="3"/>- **Connect additional components (sensors, LEDs, etc.) to the appropriate pins on the Arduino UNO. Modify the code accordingly to interface with these components.**</text:p>
      <text:p text:style-name="P3"/>
      <text:p text:style-name="P3">**4. Applications of PlatformIO:**</text:p>
      <text:p text:style-name="P3"/>
      <text:p text:style-name="P3">PlatformIO finds applications in various domains, including:</text:p>
      <text:p text:style-name="P3"/>
      <text:p text:style-name="P3"><text:s text:c="3"/>- **IoT Development:** PlatformIO supports a wide range of IoT platforms, making it ideal for developing applications that involve connecting devices to the internet.</text:p>
      <text:p text:style-name="P3"/>
      <text:p text:style-name="P3"><text:s text:c="3"/>- **Home Automation:** Developers can use PlatformIO to create firmware for home automation systems, integrating sensors, smart devices, and controllers.</text:p>
      <text:p text:style-name="P3"/>
      <text:p text:style-name="P3"><text:s text:c="3"/>- **Robotics:** PlatformIO is suitable for programming microcontrollers in robotics projects, controlling motors, sensors, and other robotic components.</text:p>
      <text:p text:style-name="P3"/>
      <text:p text:style-name="P3"><text:s text:c="3"/>- **Industrial Automation:** It can be employed in industrial settings to develop firmware for embedded systems controlling machinery, sensors, and automation processes.</text:p>
      <text:p text:style-name="P3"/>
      <text:p text:style-name="P3"><text:s text:c="3"/>- **Education:** PlatformIO provides a user-friendly environment for students and educators to learn and teach embedded systems programming without the complexities of traditional toolchains.</text:p>
      <text:p text:style-name="P3"/>
      <text:p text:style-name="P3">In conclusion, PlatformIO simplifies and enhances embedded systems development, offering a versatile platform for creating applications across different microcontroller architectures. Its ease of use, extensive compatibility, and broad applications make it a valuable tool in the field of embedded systems development.</text:p>
      <text:p text:style-name="P9"><text:soft-page-break/>TASK – 7 (ASSEMBLY)</text:p>
      <text:p text:style-name="P9"/>
      <text:p text:style-name="P9">refer to the other dedicated file </text:p>
      <text:p text:style-name="P9"/>
      <text:p text:style-name="P9">TASK – 8 (AVR-GCC)</text:p>
      <text:p text:style-name="P9"/>
      <text:p text:style-name="P3">**Brief on AVR-GCC: A Powerful Tool for AVR Microcontroller Development**</text:p>
      <text:p text:style-name="P3"/>
      <text:p text:style-name="P3">**1. What is AVR-GCC and Its Importance?**</text:p>
      <text:p text:style-name="P3"/>
      <text:p text:style-name="P3">AVR-GCC is a part of the GNU Compiler Collection (GCC) specifically designed for Atmel AVR microcontrollers. It serves as a powerful and open-source toolchain for developing software for AVR-based systems. AVR-GCC plays a crucial role in the embedded systems domain, providing a robust platform for compiling and linking C and C++ code to create firmware for AVR microcontrollers. Its importance lies in offering a standardized and efficient development environment, allowing developers to harness the full potential of AVR microcontrollers in various applications.</text:p>
      <text:p text:style-name="P3"/>
      <text:p text:style-name="P3">**2. Components Required for AVR-GCC Physical Connections:**</text:p>
      <text:p text:style-name="P3"/>
      <text:p text:style-name="P3">To utilize AVR-GCC for programming AVR microcontrollers, the following components are essential:</text:p>
      <text:p text:style-name="P3"/>
      <text:p text:style-name="P3">- **AVR-GCC Compiler:** The core tool responsible for compiling and linking source code written in C or C++ for AVR microcontrollers.</text:p>
      <text:p text:style-name="P3"/>
      <text:p text:style-name="P3">- **AVR Libc:** A library that provides basic functionalities, making it easier to interact with the hardware of AVR microcontrollers.</text:p>
      <text:p text:style-name="P3"/>
      <text:p text:style-name="P3">- **AVRDUDE:** A utility for programming AVR microcontrollers through various hardware interfaces.</text:p>
      <text:p text:style-name="P3"/>
      <text:p text:style-name="P3">- **Hardware Programmer:** An AVR programmer such as USBasp or Atmel ICE is required to physically connect the computer to the AVR microcontroller for programming.</text:p>
      <text:p text:style-name="P3"/>
      <text:p text:style-name="P3">**3. Connections to be Given with Arduino UNO:**</text:p>
      <text:p text:style-name="P3"/>
      <text:p text:style-name="P3">To use AVR-GCC with an Arduino UNO for programming an AVR microcontroller (e.g., ATmega328P), the following connections are typically made:</text:p>
      <text:p text:style-name="P3"><text:soft-page-break/></text:p>
      <text:p text:style-name="P3">- **AVR Programmer to Arduino UNO:**</text:p>
      <text:p text:style-name="P3"><text:s text:c="2"/>- MISO to pin 12 (on Arduino UNO)</text:p>
      <text:p text:style-name="P3"><text:s text:c="2"/>- MOSI to pin 11</text:p>
      <text:p text:style-name="P3"><text:s text:c="2"/>- SCK to pin 13</text:p>
      <text:p text:style-name="P3"><text:s text:c="2"/>- RESET to pin 10</text:p>
      <text:p text:style-name="P3"><text:s text:c="2"/>- VCC and GND accordingly</text:p>
      <text:p text:style-name="P3"/>
      <text:p text:style-name="P3">- **Arduino UNO to AVR Microcontroller (ATmega328P):**</text:p>
      <text:p text:style-name="P3"><text:s text:c="2"/>- Connect RX (pin 0) to TX of the ATmega328P</text:p>
      <text:p text:style-name="P3"><text:s text:c="2"/>- Connect TX (pin 1) to RX of the ATmega328P</text:p>
      <text:p text:style-name="P3"><text:s text:c="2"/>- Connect RESET (pin 10) to the RESET pin of the ATmega328P</text:p>
      <text:p text:style-name="P3"/>
      <text:p text:style-name="P3">**4. Applications of AVR-GCC:**</text:p>
      <text:p text:style-name="P3"/>
      <text:p text:style-name="P3">AVR-GCC finds applications in various domains:</text:p>
      <text:p text:style-name="P3"/>
      <text:p text:style-name="P3">- **Embedded Systems Development:** AVR-GCC is extensively used for developing firmware and software for AVR microcontrollers in embedded systems.</text:p>
      <text:p text:style-name="P3"/>
      <text:p text:style-name="P3">- **IoT Devices:** AVR-GCC is employed in creating software for IoT devices that utilize AVR microcontrollers for their compact size and power efficiency.</text:p>
      <text:p text:style-name="P3"/>
      <text:p text:style-name="P3">- **Robotics:** AVR-GCC is a preferred choice for programming microcontrollers in robotics applications, providing real-time control and communication capabilities.</text:p>
      <text:p text:style-name="P3"/>
      <text:p text:style-name="P3">- **Sensor Networks:** AVR-GCC is employed in designing sensor nodes for networks due to its efficiency in managing low-power devices.</text:p>
      <text:p text:style-name="P3"/>
      <text:p text:style-name="P3">- **Educational Purposes:** AVR-GCC is widely used in educational settings to teach embedded systems and microcontroller programming due to its open-source nature and widespread community support.</text:p>
      <text:p text:style-name="P3"/>
      <text:p text:style-name="P3">In conclusion, AVR-GCC is a versatile tool that plays a pivotal role in AVR microcontroller development, offering a standardized and efficient platform for various applications in embedded systems and beyond. Its open-source nature and compatibility with popular hardware platforms make it an essential tool for developers and enthusiasts alike.</text:p>
      <text:p text:style-name="P3"/>
      <text:p text:style-name="P9">TASK – 9 (ESP)</text:p>
      <text:p text:style-name="P9"/>
      <text:p text:style-name="P9">refer to the dedicated document</text:p>
      <text:p text:style-name="P9"><text:soft-page-break/>TASK – 10 (ARM)</text:p>
      <text:p text:style-name="P9"/>
      <text:p text:style-name="P5">**Title: Brief Overview of ARM Architecture**</text:p>
      <text:p text:style-name="P5"/>
      <text:p text:style-name="P5">**1. What is ARM and its Importance?**</text:p>
      <text:p text:style-name="P5"/>
      <text:p text:style-name="P5">ARM, which stands for Advanced RISC Machine, is a family of Reduced Instruction Set Computing (RISC) architectures for computer processors. Originally developed by Acorn Computers in the 1980s, ARM has evolved into one of the most widely used and important architectures in the world of embedded systems and mobile devices. Its importance lies in its efficiency, low power consumption, and widespread adoption, making it a standard choice for a variety of applications.</text:p>
      <text:p text:style-name="P5"/>
      <text:p text:style-name="P5">**2. Components Required for ARM Physical Connections:**</text:p>
      <text:p text:style-name="P5"/>
      <text:p text:style-name="P5">To set up ARM-based physical connections, several components are essential:</text:p>
      <text:p text:style-name="P5"/>
      <text:p text:style-name="P5"><text:s text:c="3"/>a. **ARM Processor Board:** This is the central processing unit that contains the ARM architecture. It is the brain of the system and dictates the overall performance.</text:p>
      <text:p text:style-name="P5"/>
      <text:p text:style-name="P5"><text:s text:c="3"/>b. **Memory Modules:** RAM (Random Access Memory) and ROM (Read-Only Memory) are crucial components for storing temporary data and the firmware, respectively.</text:p>
      <text:p text:style-name="P5"/>
      <text:p text:style-name="P5"><text:s text:c="3"/>c. **Peripherals:** Various peripherals such as input/output interfaces, timers, and communication ports are necessary for the ARM processor to interact with external devices.</text:p>
      <text:p text:style-name="P5"/>
      <text:p text:style-name="P5"><text:s text:c="3"/>d. **Power Supply:** ARM-based systems require a stable power supply to function properly. This can be provided through batteries, power adapters, or other suitable sources.</text:p>
      <text:p text:style-name="P5"/>
      <text:p text:style-name="P5">**3. Connections to be Given with Arduino UNO:**</text:p>
      <text:p text:style-name="P5"/>
      <text:p text:style-name="P5">Integrating ARM with Arduino UNO involves establishing proper connections:</text:p>
      <text:p text:style-name="P5"/>
      <text:p text:style-name="P5"><text:s text:c="3"/>a. **Serial Communication:** Establish serial communication between ARM and Arduino UNO using UART (Universal Asynchronous Receiver-Transmitter) to facilitate data exchange.</text:p>
      <text:p text:style-name="P5"/>
      <text:p text:style-name="P5"><text:s text:c="3"/>b. **Power Supply:** Ensure that both ARM and Arduino UNO share a common ground and provide the necessary power supply to both systems.</text:p>
      <text:p text:style-name="P5"/>
      <text:p text:style-name="P5"><text:soft-page-break/><text:s text:c="3"/>c. **Input/Output Connections:** Connect digital and analog pins between ARM and Arduino UNO to enable communication and data transfer.</text:p>
      <text:p text:style-name="P5"/>
      <text:p text:style-name="P5"><text:s text:c="3"/>d. **Programming Interface:** Utilize a suitable programming interface to upload code to both ARM and Arduino UNO for seamless operation.</text:p>
      <text:p text:style-name="P5"/>
      <text:p text:style-name="P5">**4. Applications of ARM:**</text:p>
      <text:p text:style-name="P5"/>
      <text:p text:style-name="P5">ARM architecture finds applications across diverse fields due to its efficiency and versatility:</text:p>
      <text:p text:style-name="P5"/>
      <text:p text:style-name="P5"><text:s text:c="3"/>a. **Mobile Devices:** ARM processors power the majority of smartphones and tablets, offering a balance between performance and power efficiency.</text:p>
      <text:p text:style-name="P5"/>
      <text:p text:style-name="P5"><text:s text:c="3"/>b. **Embedded Systems:** ARM is extensively used in embedded systems for applications such as automotive control systems, industrial automation, and IoT devices.</text:p>
      <text:p text:style-name="P5"/>
      <text:p text:style-name="P5"><text:s text:c="3"/>c. **Consumer Electronics:** ARM-based chips are found in various consumer electronics, including smart TVs, cameras, and audio devices, due to their low power consumption and high performance.</text:p>
      <text:p text:style-name="P5"/>
      <text:p text:style-name="P5"><text:s text:c="3"/>d. **Medical Devices:** ARM processors are employed in medical devices for data processing, monitoring, and control applications, where reliability and efficiency are crucial.</text:p>
      <text:p text:style-name="P5"/>
      <text:p text:style-name="P5"><text:s text:c="3"/>e. **Networking Equipment:** ARM architecture is used in networking equipment like routers and switches, providing efficient packet processing capabilities.</text:p>
      <text:p text:style-name="P5"/>
      <text:p text:style-name="P5">In summary, ARM's significance lies in its efficiency, versatility, and widespread adoption, making it a key player in various industries, from mobile technology to embedded systems and beyond. Its seamless integration with platforms like Arduino UNO further enhances its applicability in diverse projects.</text:p>
      <text:p text:style-name="P5"/>
      <text:p text:style-name="P9">TASK – 11 (FPGA)</text:p>
      <text:p text:style-name="P9"/>
      <text:p text:style-name="P5">**Introduction to FPGA (Field-Programmable Gate Array)**</text:p>
      <text:p text:style-name="P5"/>
      <text:p text:style-name="P5">Field-Programmable Gate Array (FPGA) is a versatile digital hardware device that stands out in the realm of programmable logic devices. Unlike traditional processors, FPGAs can be customized and reprogrammed post-manufacturing, enabling a wide range of applications. Their importance lies in their ability to provide hardware flexibility and accelerate the development of complex digital systems.</text:p>
      <text:p text:style-name="P5"><text:soft-page-break/></text:p>
      <text:p text:style-name="P5">**1. What is FPGA and its Importance?**</text:p>
      <text:p text:style-name="P5"/>
      <text:p text:style-name="P5">FPGAs are semiconductor devices that contain an array of programmable logic blocks, interconnects, and memory elements. They can be configured to perform specific digital functions, allowing hardware-level customization. The importance of FPGAs can be attributed to:</text:p>
      <text:p text:style-name="P5"/>
      <text:p text:style-name="P5">- **Flexibility:** FPGAs offer flexibility in design, enabling rapid prototyping and iteration during the development of digital systems.</text:p>
      <text:p text:style-name="P5"><text:s text:c="2"/></text:p>
      <text:p text:style-name="P5">- **Parallel Processing:** They excel in parallel processing tasks, making them suitable for applications requiring high computational throughput.</text:p>
      <text:p text:style-name="P5"/>
      <text:p text:style-name="P5">- **Adaptability:** FPGAs can be reprogrammed, making them adaptable to changing requirements and advancements in technology.</text:p>
      <text:p text:style-name="P5"/>
      <text:p text:style-name="P5">- **Hardware Acceleration:** FPGAs are employed to accelerate specific functions, providing performance benefits over software-based implementations.</text:p>
      <text:p text:style-name="P5"/>
      <text:p text:style-name="P5">**2. Components Required for FPGA Physical Connections**</text:p>
      <text:p text:style-name="P5"/>
      <text:p text:style-name="P5">The components required for physical connections in an FPGA setup include:</text:p>
      <text:p text:style-name="P5"/>
      <text:p text:style-name="P5">- **FPGA Board:** The main hardware platform containing the FPGA chip.</text:p>
      <text:p text:style-name="P5"/>
      <text:p text:style-name="P5">- **Programming Cable:** A cable used to connect the FPGA board to a computer for programming.</text:p>
      <text:p text:style-name="P5"/>
      <text:p text:style-name="P5">- **Power Supply:** Provides the necessary power to the FPGA board.</text:p>
      <text:p text:style-name="P5"/>
      <text:p text:style-name="P5">- **Configuration Memory:** Stores the configuration data for the FPGA.</text:p>
      <text:p text:style-name="P5"/>
      <text:p text:style-name="P5">- **Clock Source:** An external clock signal to synchronize operations within the FPGA.</text:p>
      <text:p text:style-name="P5"/>
      <text:p text:style-name="P5">**3. Connections to be Given with Arduino UNO**</text:p>
      <text:p text:style-name="P5"/>
      <text:p text:style-name="P5">To interface an FPGA with an Arduino UNO, the following connections are essential:</text:p>
      <text:p text:style-name="P5"/>
      <text:p text:style-name="P5">- **Data Lines:** Establish communication between the FPGA and Arduino for data exchange.</text:p>
      <text:p text:style-name="P5"/>
      <text:p text:style-name="P5">- **Control Lines:** Connect control lines to synchronize operations between the FPGA and Arduino.</text:p>
      <text:p text:style-name="P5"><text:soft-page-break/></text:p>
      <text:p text:style-name="P5">- **Power Lines:** Ensure proper power supply connections between both devices.</text:p>
      <text:p text:style-name="P5"/>
      <text:p text:style-name="P5">**4. Applications of FPGA**</text:p>
      <text:p text:style-name="P5"/>
      <text:p text:style-name="P5">FPGAs find applications in various domains, including:</text:p>
      <text:p text:style-name="P5"/>
      <text:p text:style-name="P5">- **Digital Signal Processing (DSP):** FPGAs are utilized for real-time signal processing tasks such as audio and image processing.</text:p>
      <text:p text:style-name="P5"/>
      <text:p text:style-name="P5">- **Communications:** FPGAs are employed in networking equipment for tasks like packet processing and protocol conversion.</text:p>
      <text:p text:style-name="P5"/>
      <text:p text:style-name="P5">- **Embedded Systems:** They are used in embedded systems for custom logic implementation, enhancing system performance.</text:p>
      <text:p text:style-name="P5"/>
      <text:p text:style-name="P5">- **High-Performance Computing:** FPGAs contribute to accelerating computational tasks in high-performance computing environments.</text:p>
      <text:p text:style-name="P5"/>
      <text:p text:style-name="P5">- **Automotive Electronics:** FPGAs are integrated into automotive systems for functions like engine control and driver assistance systems.</text:p>
      <text:p text:style-name="P5"/>
      <text:p text:style-name="P5">In conclusion, FPGAs play a crucial role in modern electronics, offering a unique blend of flexibility, adaptability, and accelerated hardware processing. Their applications span across various industries, contributing to advancements in digital system development and optimiz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3T11:50:31.490555606</meta:creation-date>
    <dc:date>2024-01-03T12:42:45.485422502</dc:date>
    <meta:editing-duration>PT20M52S</meta:editing-duration>
    <meta:editing-cycles>1</meta:editing-cycles>
    <meta:document-statistic meta:table-count="0" meta:image-count="0" meta:object-count="0" meta:page-count="19" meta:paragraph-count="313" meta:word-count="4915" meta:character-count="33723" meta:non-whitespace-character-count="28855"/>
    <meta:generator>LibreOffice/6.4.7.2$Linux_X86_64 LibreOffice_project/40$Build-2</meta:generator>
  </office:meta>
</office:document-meta>
</file>